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fill="solid" draw:fill-color="#ffffff" draw:textarea-vertical-align="middle"/>
    </style:style>
    <style:style style:name="gr2" style:family="graphic" style:parent-style-name="standard">
      <style:graphic-properties draw:fill="solid" draw:fill-color="#333333" draw:textarea-horizontal-align="justify" draw:textarea-vertical-align="middle" draw:auto-grow-height="false"/>
    </style:style>
    <style:style style:name="gr3" style:family="graphic" style:parent-style-name="objectwithoutfill">
      <style:graphic-properties draw:fill="solid" draw:fill-color="#00ffff" draw:textarea-vertical-align="middle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5" style:family="graphic" style:parent-style-name="objectwithoutfill">
      <style:graphic-properties draw:fill="solid" draw:fill-color="#000000" draw:textarea-vertical-align="middle"/>
    </style:style>
    <style:style style:name="gr6" style:family="graphic" style:parent-style-name="objectwithoutfill">
      <style:graphic-properties draw:fill="none" draw:fill-color="#ff0000" draw:textarea-vertical-align="middle"/>
    </style:style>
    <style:style style:name="gr7" style:family="graphic" style:parent-style-name="objectwithoutfill">
      <style:graphic-properties draw:fill="solid" draw:fill-color="#ffff99" draw:textarea-vertical-align="middle"/>
    </style:style>
    <style:style style:name="gr8" style:family="graphic" style:parent-style-name="objectwithoutfill">
      <style:graphic-properties draw:fill="solid" draw:fill-color="#ff420e" draw:textarea-vertical-align="middle"/>
    </style:style>
    <style:style style:name="gr9" style:family="graphic" style:parent-style-name="objectwithoutfill">
      <style:graphic-properties draw:fill="solid" draw:fill-color="#ff0000" draw:textarea-vertical-align="middle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2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13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g>
          <draw:polygon draw:style-name="gr1" draw:text-style-name="P1" draw:layer="layout" svg:width="12.209cm" svg:height="13.932cm" draw:transform="rotate (-2.20190738431605) translate (23.177000822073cm 9.92116969520318cm)" svg:viewBox="0 0 12210 13933" draw:points="3865,10472 7196,11693 10023,13894 11776,13933 12210,13413 2777,505 1797,0 661,1643 0,4765 879,6662">
            <text:p/>
          </draw:polygon>
          <draw:custom-shape draw:style-name="gr2" draw:text-style-name="P1" draw:layer="layout" svg:width="2.54cm" svg:height="2.541cm" svg:x="7.114cm" svg:y="10.0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olygon draw:style-name="gr3" draw:text-style-name="P1" draw:layer="layout" svg:width="2.522cm" svg:height="2.424cm" draw:transform="skewX (0.00174532925199431) rotate (-0.244520628204407) translate (10.2498305694131cm 6.3628367377819cm)" svg:viewBox="0 0 2523 2425" draw:points="2048,174 2523,0 1292,1829 260,2425 0,2404">
            <text:p/>
          </draw:polygon>
          <draw:polygon draw:style-name="gr3" draw:text-style-name="P1" draw:layer="layout" svg:width="3.565cm" svg:height="2.481cm" draw:transform="skewX (-0.00244346095279201) rotate (-2.38516695577545) translate (15.8037404445603cm 7.96963282619711cm)" svg:viewBox="0 0 3566 2482" draw:points="1604,2476 3401,2482 3566,2187 1016,0 0,1074">
            <text:p/>
          </draw:polygon>
          <draw:polygon draw:style-name="gr3" draw:text-style-name="P1" draw:layer="layout" svg:width="1.543cm" svg:height="2.539cm" draw:transform="skewX (-0.00139626340159546) rotate (-1.51337499440428) translate (18.1741209500868cm 7.12348670341271cm)" svg:viewBox="0 0 1544 2540" draw:points="0,2540 1396,2538 1544,0 117,575">
            <text:p/>
          </draw:polygon>
          <draw:polygon draw:style-name="gr3" draw:text-style-name="P1" draw:layer="layout" svg:width="1.683cm" svg:height="2.411cm" draw:transform="skewX (0.278030949842697) rotate (0.417133691226645) translate (19.3287223527818cm 7.4187085945672cm)" svg:viewBox="0 0 1684 2412" draw:points="336,148 0,0 822,1836 1444,2400 1684,2412">
            <text:p/>
          </draw:polygon>
          <draw:custom-shape draw:style-name="gr4" draw:text-style-name="P1" draw:layer="layout" svg:width="1.723cm" svg:height="1.721cm" svg:x="7.521cm" svg:y="10.4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2.54cm" svg:height="2.541cm" svg:x="18.426cm" svg:y="10.0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1.719cm" svg:height="1.721cm" svg:x="18.84cm" svg:y="10.4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olygon draw:style-name="gr5" draw:text-style-name="P1" draw:layer="layout" svg:width="0.611cm" svg:height="0.483cm" draw:transform="skewX (0.0916297857297023) rotate (-0.197396738400559) translate (9.6269851257352cm 8.3156929805419cm)" svg:viewBox="0 0 612 484" draw:points="535,0 612,0 295,372 59,484 0,478">
            <text:p/>
          </draw:polygon>
          <draw:polygon draw:style-name="gr6" draw:text-style-name="P1" draw:layer="layout" svg:width="1.604cm" svg:height="2.238cm" draw:transform="skewX (-0.00401425727958697) rotate (-1.3533283019964) translate (7.15071521608881cm 10.1109230758809cm)" svg:viewBox="0 0 1605 2239" draw:points="452,2239 1207,2239 1605,478 787,380 200,0 0,1638">
            <text:p/>
          </draw:polygon>
          <draw:polygon draw:style-name="gr7" draw:text-style-name="P1" draw:layer="layout" svg:width="1.87cm" svg:height="1.097cm" draw:transform="rotate (0.927467964509787) translate (5.55408296424149cm 10.4704460159021cm)" svg:viewBox="0 0 1871 1098" draw:points="0,0 820,0 1871,853 1130,1098">
            <text:p/>
          </draw:polygon>
          <draw:polygon draw:style-name="gr8" draw:text-style-name="P1" draw:layer="layout" svg:width="0.896cm" svg:height="0.291cm" draw:transform="skewX (-0.0122173047639603) rotate (-1.95546689393445) translate (7.37480573573959cm 9.5751369285751cm)" svg:viewBox="0 0 897 292" draw:points="0,17 699,0 897,272 194,292">
            <text:p/>
          </draw:polygon>
          <draw:polygon draw:style-name="gr9" draw:text-style-name="P1" draw:layer="layout" svg:width="1.938cm" svg:height="0.581cm" draw:transform="skewX (-1.1075859433156) rotate (-1.40237205397744) translate (21.6465649496461cm 8.5796795337962cm)" svg:viewBox="0 0 1939 582" draw:points="1939,31 1336,0 0,537 656,582">
            <text:p/>
          </draw:polygon>
          <draw:polygon draw:style-name="gr8" draw:text-style-name="P1" draw:layer="layout" svg:width="0.92cm" svg:height="0.401cm" draw:transform="skewX (-0.106988683147252) rotate (1.89944182494543) translate (21.4475707666618cm 10.6729533264649cm)" svg:viewBox="0 0 921 402" draw:points="921,162 215,0 0,284 726,402">
            <text:p/>
          </draw:polygon>
          <draw:polygon draw:style-name="gr6" draw:text-style-name="P1" draw:layer="layout" svg:width="1.605cm" svg:height="1.53cm" draw:transform="skewX (0.187273828738992) rotate (1.42680666350536) translate (20.6058536235951cm 11.7590181560523cm)" svg:viewBox="0 0 1606 1531" draw:points="1137,1487 821,1531 0,318 806,253 1384,0 1606,1160">
            <text:p/>
          </draw:polygon>
          <draw:polygon draw:style-name="gr10" draw:text-style-name="P1" draw:layer="layout" svg:width="4.097cm" svg:height="4.428cm" svg:x="11.377cm" svg:y="7.026cm" svg:viewBox="0 0 4098 4429" draw:points="328,4429 4019,4429 4098,0 1558,83 0,1475 0,4346 328,4346">
            <text:p/>
          </draw:polygon>
          <draw:polygon draw:style-name="gr10" draw:text-style-name="P1" draw:layer="layout" svg:width="4.345cm" svg:height="3.852cm" draw:transform="rotate (1.5707963267949) translate (15.5570952220002cm 11.3723577303562cm)" svg:viewBox="0 0 4346 3853" draw:points="0,83 4346,83 4264,2051 2623,3771 1641,3853 1230,2788 328,2540 0,0">
            <text:p/>
          </draw:polygon>
          <draw:polygon draw:style-name="gr10" draw:text-style-name="P1" draw:layer="layout" svg:width="6.458cm" svg:height="8.5cm" draw:transform="skewX (-0.00139626340159547) rotate (-0.8621926504852) translate (15.4532327041207cm 4.7462702582468cm)" svg:viewBox="0 0 6459 8501" draw:points="685,8235 997,8501 6385,2098 5923,1378 6459,0 0,8403">
            <text:p/>
          </draw:polygon>
          <draw:custom-shape draw:style-name="gr11" draw:text-style-name="P1" draw:layer="layout" svg:width="0.741cm" svg:height="0.74cm" svg:x="19.574cm" svg:y="8.9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0.735cm" svg:height="0.33cm" svg:x="14.493cm" svg:y="9.077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0.734cm" svg:height="0.327cm" svg:x="18.019cm" svg:y="8.912cm">
            <text:p/>
            <draw:enhanced-geometry svg:viewBox="0 0 21600 21600" draw:type="rectangle" draw:enhanced-path="M 0 0 L 21600 0 21600 21600 0 21600 0 0 Z N"/>
          </draw:custom-shape>
          <draw:polygon draw:style-name="gr1" draw:text-style-name="P1" draw:layer="layout" svg:width="0.879cm" svg:height="0.52cm" draw:transform="skewX (-0.0078539816339745) rotate (-1.36188041533118) translate (11.7854680912183cm 7.9286981761642cm)" svg:viewBox="0 0 880 521" draw:points="473,521 809,508 880,187 419,5 0,0 9,339">
            <text:p/>
          </draw:polygon>
          <draw:custom-shape draw:style-name="gr12" draw:text-style-name="P1" draw:layer="layout" svg:width="6.5cm" svg:height="1.8cm" svg:x="22.2cm" svg:y="6.2cm">
            <text:p/>
            <draw:enhanced-geometry svg:viewBox="0 0 21600 21600" draw:glue-points="10800 0 0 10800 10800 21600 21600 10800 ?f40 ?f41" draw:text-areas="0 0 21600 21600" draw:type="rectangular-callout" draw:modifiers="-4807.75265343793 31686.396446418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12" draw:text-style-name="P1" draw:layer="layout" svg:width="6.5cm" svg:height="1.8cm" svg:x="9.8cm" svg:y="2.4cm">
            <text:p/>
            <draw:enhanced-geometry svg:viewBox="0 0 21600 21600" draw:glue-points="10800 0 0 10800 10800 21600 21600 10800 ?f40 ?f41" draw:text-areas="0 0 21600 21600" draw:type="rectangular-callout" draw:modifiers="6907.61421319797 61717.7123820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12" draw:text-style-name="P1" draw:layer="layout" svg:width="5.6cm" svg:height="1.8cm" svg:x="1.1cm" svg:y="15.9cm">
            <text:p/>
            <draw:enhanced-geometry svg:viewBox="0 0 21600 21600" draw:glue-points="10800 0 0 10800 10800 21600 21600 10800 ?f40 ?f41" draw:text-areas="0 0 21600 21600" draw:type="rectangular-callout" draw:modifiers="17014.6759507231 -51595.335924486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12" draw:text-style-name="P1" draw:layer="layout" svg:width="5.2cm" svg:height="1.8cm" svg:x="7.9cm" svg:y="16.5cm">
            <text:p/>
            <draw:enhanced-geometry svg:viewBox="0 0 21600 21600" draw:glue-points="10800 0 0 10800 10800 21600 21600 10800 ?f40 ?f41" draw:text-areas="0 0 21600 21600" draw:type="rectangular-callout" draw:modifiers="2446.14497212075 -56152.80399777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12" draw:text-style-name="P1" draw:layer="layout" svg:width="6.5cm" svg:height="1.8cm" svg:x="9.5cm" svg:y="18.5cm">
            <text:p/>
            <draw:enhanced-geometry svg:viewBox="0 0 21600 21600" draw:glue-points="10800 0 0 10800 10800 21600 21600 10800 ?f40 ?f41" draw:text-areas="0 0 21600 21600" draw:type="rectangular-callout" draw:modifiers="14130.8721735118 -93691.948917268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12" draw:text-style-name="P1" draw:layer="layout" svg:width="6.5cm" svg:height="1.8cm" svg:x="14.8cm" svg:y="15.6cm">
            <text:p/>
            <draw:enhanced-geometry svg:viewBox="0 0 21600 21600" draw:glue-points="10800 0 0 10800 10800 21600 21600 10800 ?f40 ?f41" draw:text-areas="0 0 21600 21600" draw:type="rectangular-callout" draw:modifiers="6778.03414859253 -55601.110494169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12" draw:text-style-name="P1" draw:layer="layout" svg:width="6.5cm" svg:height="1.8cm" svg:x="21.8cm" svg:y="15.6cm">
            <text:p/>
            <draw:enhanced-geometry svg:viewBox="0 0 21600 21600" draw:glue-points="10800 0 0 10800 10800 21600 21600 10800 ?f40 ?f41" draw:text-areas="0 0 21600 21600" draw:type="rectangular-callout" draw:modifiers="-6591.97046608214 -42708.273181565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12" draw:text-style-name="P1" draw:layer="layout" svg:width="6.5cm" svg:height="1.8cm" svg:x="22.1cm" svg:y="12.4cm">
            <text:p/>
            <draw:enhanced-geometry svg:viewBox="0 0 21600 21600" draw:glue-points="10800 0 0 10800 10800 21600 21600 10800 ?f40 ?f41" draw:text-areas="0 0 21600 21600" draw:type="rectangular-callout" draw:modifiers="-2003.50715274573 -12593.003886729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12" draw:text-style-name="P1" draw:layer="layout" svg:width="5.5cm" svg:height="1.8cm" svg:x="22.6cm" svg:y="9.5cm">
            <text:p/>
            <draw:enhanced-geometry svg:viewBox="0 0 21600 21600" draw:glue-points="10800 0 0 10800 10800 21600 21600 10800 ?f40 ?f41" draw:text-areas="0 0 21600 21600" draw:type="rectangular-callout" draw:modifiers="-2921.35975277222 6980.1221543586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12" draw:text-style-name="P1" draw:layer="layout" svg:width="5.7cm" svg:height="1.8cm" svg:x="6cm" svg:y="13.8cm">
            <text:p/>
            <draw:enhanced-geometry svg:viewBox="0 0 21600 21600" draw:glue-points="10800 0 0 10800 10800 21600 21600 10800 ?f40 ?f41" draw:text-areas="0 0 21600 21600" draw:type="rectangular-callout" draw:modifiers="8225.50429749167 -26865.074958356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12" draw:text-style-name="P1" draw:layer="layout" svg:width="6.5cm" svg:height="1.8cm" svg:x="14.7cm" svg:y="4.4cm">
            <text:p/>
            <draw:enhanced-geometry svg:viewBox="0 0 21600 21600" draw:glue-points="10800 0 0 10800 10800 21600 21600 10800 ?f40 ?f41" draw:text-areas="0 0 21600 21600" draw:type="rectangular-callout" draw:modifiers="-4056.85279187817 44339.367018323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12" draw:text-style-name="P1" draw:layer="layout" svg:width="6.5cm" svg:height="1.8cm" svg:x="21.5cm" svg:y="3.2cm">
            <text:p/>
            <draw:enhanced-geometry svg:viewBox="0 0 21600 21600" draw:glue-points="10800 0 0 10800 10800 21600 21600 10800 ?f40 ?f41" draw:text-areas="0 0 21600 21600" draw:type="rectangular-callout" draw:modifiers="-4953.94554683895 73279.289283731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12" draw:text-style-name="P1" draw:layer="layout" svg:width="6.5cm" svg:height="1.8cm" svg:x="2.7cm" svg:y="2.8cm">
            <text:p/>
            <draw:enhanced-geometry svg:viewBox="0 0 21600 21600" draw:glue-points="10800 0 0 10800 10800 21600 21600 10800 ?f40 ?f41" draw:text-areas="0 0 21600 21600" draw:type="rectangular-callout" draw:modifiers="21340.8398707891 77416.990560799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12" draw:text-style-name="P1" draw:layer="layout" svg:width="6.5cm" svg:height="1.8cm" svg:x="1.9cm" svg:y="5.4cm">
            <text:p/>
            <draw:enhanced-geometry svg:viewBox="0 0 21600 21600" draw:glue-points="10800 0 0 10800 10800 21600 21600 10800 ?f40 ?f41" draw:text-areas="0 0 21600 21600" draw:type="rectangular-callout" draw:modifiers="17313.890170743 53298.389783453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12" draw:text-style-name="P1" draw:layer="layout" svg:width="5.6cm" svg:height="1.8cm" svg:x="0.9cm" svg:y="7.6cm">
            <text:p/>
            <draw:enhanced-geometry svg:viewBox="0 0 21600 21600" draw:glue-points="10800 0 0 10800 10800 21600 21600 10800 ?f40 ?f41" draw:text-areas="0 0 21600 21600" draw:type="rectangular-callout" draw:modifiers="19910.8730583824 32405.996668517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</draw:page>
      <draw:page draw:name="page2" draw:style-name="dp1" draw:master-page-name="標準">
        <draw:g>
          <draw:polygon draw:style-name="gr1" draw:text-style-name="P1" draw:layer="layout" svg:width="12.209cm" svg:height="13.932cm" draw:transform="rotate (-2.20190738431605) translate (23.177000822073cm 9.92116969520318cm)" svg:viewBox="0 0 12210 13933" draw:points="3865,10472 7196,11693 10023,13894 11776,13933 12210,13413 2777,505 1797,0 661,1643 0,4765 879,6662">
            <text:p/>
          </draw:polygon>
          <draw:custom-shape draw:style-name="gr2" draw:text-style-name="P1" draw:layer="layout" svg:width="2.54cm" svg:height="2.541cm" svg:x="7.114cm" svg:y="10.0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olygon draw:style-name="gr3" draw:text-style-name="P1" draw:layer="layout" svg:width="2.522cm" svg:height="2.424cm" draw:transform="skewX (0.00174532925199431) rotate (-0.244520628204407) translate (10.2498305694131cm 6.3628367377819cm)" svg:viewBox="0 0 2523 2425" draw:points="2048,174 2523,0 1292,1829 260,2425 0,2404">
            <text:p/>
          </draw:polygon>
          <draw:polygon draw:style-name="gr3" draw:text-style-name="P1" draw:layer="layout" svg:width="3.565cm" svg:height="2.481cm" draw:transform="skewX (-0.00244346095279201) rotate (-2.38516695577545) translate (15.8037404445603cm 7.96963282619711cm)" svg:viewBox="0 0 3566 2482" draw:points="1604,2476 3401,2482 3566,2187 1016,0 0,1074">
            <text:p/>
          </draw:polygon>
          <draw:polygon draw:style-name="gr3" draw:text-style-name="P1" draw:layer="layout" svg:width="1.543cm" svg:height="2.539cm" draw:transform="skewX (-0.00139626340159546) rotate (-1.51337499440428) translate (18.1741209500868cm 7.12348670341271cm)" svg:viewBox="0 0 1544 2540" draw:points="0,2540 1396,2538 1544,0 117,575">
            <text:p/>
          </draw:polygon>
          <draw:polygon draw:style-name="gr3" draw:text-style-name="P1" draw:layer="layout" svg:width="1.683cm" svg:height="2.411cm" draw:transform="skewX (0.278030949842697) rotate (0.417133691226645) translate (19.3287223527818cm 7.4187085945672cm)" svg:viewBox="0 0 1684 2412" draw:points="336,148 0,0 822,1836 1444,2400 1684,2412">
            <text:p/>
          </draw:polygon>
          <draw:custom-shape draw:style-name="gr4" draw:text-style-name="P1" draw:layer="layout" svg:width="1.723cm" svg:height="1.721cm" svg:x="7.521cm" svg:y="10.4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2.54cm" svg:height="2.541cm" svg:x="18.426cm" svg:y="10.0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1.719cm" svg:height="1.721cm" svg:x="18.84cm" svg:y="10.4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olygon draw:style-name="gr5" draw:text-style-name="P1" draw:layer="layout" svg:width="0.611cm" svg:height="0.483cm" draw:transform="skewX (0.0916297857297023) rotate (-0.197396738400559) translate (9.6269851257352cm 8.3156929805419cm)" svg:viewBox="0 0 612 484" draw:points="535,0 612,0 295,372 59,484 0,478">
            <text:p/>
          </draw:polygon>
          <draw:polygon draw:style-name="gr6" draw:text-style-name="P1" draw:layer="layout" svg:width="1.604cm" svg:height="2.238cm" draw:transform="skewX (-0.00401425727958697) rotate (-1.3533283019964) translate (7.15071521608881cm 10.1109230758809cm)" svg:viewBox="0 0 1605 2239" draw:points="452,2239 1207,2239 1605,478 787,380 200,0 0,1638">
            <text:p/>
          </draw:polygon>
          <draw:polygon draw:style-name="gr7" draw:text-style-name="P1" draw:layer="layout" svg:width="1.87cm" svg:height="1.097cm" draw:transform="rotate (0.927467964509787) translate (5.55408296424149cm 10.4704460159021cm)" svg:viewBox="0 0 1871 1098" draw:points="0,0 820,0 1871,853 1130,1098">
            <text:p/>
          </draw:polygon>
          <draw:polygon draw:style-name="gr8" draw:text-style-name="P1" draw:layer="layout" svg:width="0.896cm" svg:height="0.291cm" draw:transform="skewX (-0.0122173047639603) rotate (-1.95546689393445) translate (7.37480573573959cm 9.5751369285751cm)" svg:viewBox="0 0 897 292" draw:points="0,17 699,0 897,272 194,292">
            <text:p/>
          </draw:polygon>
          <draw:polygon draw:style-name="gr9" draw:text-style-name="P1" draw:layer="layout" svg:width="1.938cm" svg:height="0.581cm" draw:transform="skewX (-1.1075859433156) rotate (-1.40237205397744) translate (21.6465649496461cm 8.5796795337962cm)" svg:viewBox="0 0 1939 582" draw:points="1939,31 1336,0 0,537 656,582">
            <text:p/>
          </draw:polygon>
          <draw:polygon draw:style-name="gr8" draw:text-style-name="P1" draw:layer="layout" svg:width="0.92cm" svg:height="0.401cm" draw:transform="skewX (-0.106988683147252) rotate (1.89944182494543) translate (21.4475707666618cm 10.6729533264649cm)" svg:viewBox="0 0 921 402" draw:points="921,162 215,0 0,284 726,402">
            <text:p/>
          </draw:polygon>
          <draw:polygon draw:style-name="gr6" draw:text-style-name="P1" draw:layer="layout" svg:width="1.605cm" svg:height="1.53cm" draw:transform="skewX (0.187273828738992) rotate (1.42680666350536) translate (20.6058536235951cm 11.7590181560523cm)" svg:viewBox="0 0 1606 1531" draw:points="1137,1487 821,1531 0,318 806,253 1384,0 1606,1160">
            <text:p/>
          </draw:polygon>
          <draw:polygon draw:style-name="gr10" draw:text-style-name="P1" draw:layer="layout" svg:width="4.097cm" svg:height="4.428cm" svg:x="11.377cm" svg:y="7.026cm" svg:viewBox="0 0 4098 4429" draw:points="328,4429 4019,4429 4098,0 1558,83 0,1475 0,4346 328,4346">
            <text:p/>
          </draw:polygon>
          <draw:polygon draw:style-name="gr10" draw:text-style-name="P1" draw:layer="layout" svg:width="4.345cm" svg:height="3.852cm" draw:transform="rotate (1.5707963267949) translate (15.5570952220002cm 11.3723577303562cm)" svg:viewBox="0 0 4346 3853" draw:points="0,83 4346,83 4264,2051 2623,3771 1641,3853 1230,2788 328,2540 0,0">
            <text:p/>
          </draw:polygon>
          <draw:polygon draw:style-name="gr10" draw:text-style-name="P1" draw:layer="layout" svg:width="6.458cm" svg:height="8.5cm" draw:transform="skewX (-0.00139626340159547) rotate (-0.8621926504852) translate (15.4532327041207cm 4.7462702582468cm)" svg:viewBox="0 0 6459 8501" draw:points="685,8235 997,8501 6385,2098 5923,1378 6459,0 0,8403">
            <text:p/>
          </draw:polygon>
          <draw:custom-shape draw:style-name="gr11" draw:text-style-name="P1" draw:layer="layout" svg:width="0.741cm" svg:height="0.74cm" svg:x="19.574cm" svg:y="8.9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0.735cm" svg:height="0.33cm" svg:x="14.493cm" svg:y="9.077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0.734cm" svg:height="0.327cm" svg:x="18.019cm" svg:y="8.912cm">
            <text:p/>
            <draw:enhanced-geometry svg:viewBox="0 0 21600 21600" draw:type="rectangle" draw:enhanced-path="M 0 0 L 21600 0 21600 21600 0 21600 0 0 Z N"/>
          </draw:custom-shape>
          <draw:polygon draw:style-name="gr1" draw:text-style-name="P1" draw:layer="layout" svg:width="0.879cm" svg:height="0.52cm" draw:transform="skewX (-0.0078539816339745) rotate (-1.36188041533118) translate (11.7854680912183cm 7.9286981761642cm)" svg:viewBox="0 0 880 521" draw:points="473,521 809,508 880,187 419,5 0,0 9,339">
            <text:p/>
          </draw:polygon>
          <draw:custom-shape draw:style-name="gr13" draw:text-style-name="P1" draw:layer="layout" svg:width="6.5cm" svg:height="1.8cm" svg:x="22.2cm" svg:y="6.2cm">
            <text:p text:style-name="P1">リアウインドー</text:p>
            <draw:enhanced-geometry svg:viewBox="0 0 21600 21600" draw:glue-points="10800 0 0 10800 10800 21600 21600 10800 ?f40 ?f41" draw:text-areas="0 0 21600 21600" draw:type="rectangular-callout" draw:modifiers="-4807.75265343793 31686.396446418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13" draw:text-style-name="P1" draw:layer="layout" svg:width="6.5cm" svg:height="1.8cm" svg:x="9.9cm" svg:y="2.4cm">
            <text:p text:style-name="P1">フロントガラス</text:p>
            <draw:enhanced-geometry svg:viewBox="0 0 21600 21600" draw:glue-points="10800 0 0 10800 10800 21600 21600 10800 ?f40 ?f41" draw:text-areas="0 0 21600 21600" draw:type="rectangular-callout" draw:modifiers="6907.61421319797 61717.7123820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13" draw:text-style-name="P1" draw:layer="layout" svg:width="5.6cm" svg:height="1.8cm" svg:x="1.1cm" svg:y="15.9cm">
            <text:p text:style-name="P1">フロントバンパー</text:p>
            <draw:enhanced-geometry svg:viewBox="0 0 21600 21600" draw:glue-points="10800 0 0 10800 10800 21600 21600 10800 ?f40 ?f41" draw:text-areas="0 0 21600 21600" draw:type="rectangular-callout" draw:modifiers="17014.6759507231 -51595.335924486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13" draw:text-style-name="P1" draw:layer="layout" svg:width="5.2cm" svg:height="1.8cm" svg:x="7.9cm" svg:y="16.5cm">
            <text:p text:style-name="P1">タイヤ</text:p>
            <draw:enhanced-geometry svg:viewBox="0 0 21600 21600" draw:glue-points="10800 0 0 10800 10800 21600 21600 10800 ?f40 ?f41" draw:text-areas="0 0 21600 21600" draw:type="rectangular-callout" draw:modifiers="5992.84752932128 -55421.210438645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13" draw:text-style-name="P1" draw:layer="layout" svg:width="6.5cm" svg:height="1.8cm" svg:x="9.5cm" svg:y="18.5cm">
            <text:p text:style-name="P1">まえドア</text:p>
            <draw:enhanced-geometry svg:viewBox="0 0 21600 21600" draw:glue-points="10800 0 0 10800 10800 21600 21600 10800 ?f40 ?f41" draw:text-areas="0 0 21600 21600" draw:type="rectangular-callout" draw:modifiers="14130.8721735118 -93691.948917268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13" draw:text-style-name="P1" draw:layer="layout" svg:width="6.5cm" svg:height="1.8cm" svg:x="14.8cm" svg:y="15.6cm">
            <text:p text:style-name="P1">うしろドア</text:p>
            <draw:enhanced-geometry svg:viewBox="0 0 21600 21600" draw:glue-points="10800 0 0 10800 10800 21600 21600 10800 ?f40 ?f41" draw:text-areas="0 0 21600 21600" draw:type="rectangular-callout" draw:modifiers="6778.03414859253 -55601.110494169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13" draw:text-style-name="P1" draw:layer="layout" svg:width="6.5cm" svg:height="1.8cm" svg:x="21.8cm" svg:y="15.6cm">
            <text:p text:style-name="P1">うしろのしゃりん</text:p>
            <draw:enhanced-geometry svg:viewBox="0 0 21600 21600" draw:glue-points="10800 0 0 10800 10800 21600 21600 10800 ?f40 ?f41" draw:text-areas="0 0 21600 21600" draw:type="rectangular-callout" draw:modifiers="-6591.97046608214 -42708.273181565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13" draw:text-style-name="P1" draw:layer="layout" svg:width="6.5cm" svg:height="1.8cm" svg:x="22.1cm" svg:y="12.4cm">
            <text:p text:style-name="P1">リアバンパー</text:p>
            <draw:enhanced-geometry svg:viewBox="0 0 21600 21600" draw:glue-points="10800 0 0 10800 10800 21600 21600 10800 ?f40 ?f41" draw:text-areas="0 0 21600 21600" draw:type="rectangular-callout" draw:modifiers="-2003.50715274573 -12593.003886729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13" draw:text-style-name="P1" draw:layer="layout" svg:width="5.5cm" svg:height="1.8cm" svg:x="22.6cm" svg:y="9.5cm">
            <text:p text:style-name="P1">ストップランプ</text:p>
            <draw:enhanced-geometry svg:viewBox="0 0 21600 21600" draw:glue-points="10800 0 0 10800 10800 21600 21600 10800 ?f40 ?f41" draw:text-areas="0 0 21600 21600" draw:type="rectangular-callout" draw:modifiers="-2921.35975277222 6980.1221543586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13" draw:text-style-name="P1" draw:layer="layout" svg:width="5.7cm" svg:height="1.8cm" svg:x="6.1cm" svg:y="13.8cm">
            <text:p text:style-name="P1">ホイール</text:p>
            <draw:enhanced-geometry svg:viewBox="0 0 21600 21600" draw:glue-points="10800 0 0 10800 10800 21600 21600 10800 ?f40 ?f41" draw:text-areas="0 0 21600 21600" draw:type="rectangular-callout" draw:modifiers="8225.50429749167 -26865.074958356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13" draw:text-style-name="P1" draw:layer="layout" svg:width="6.5cm" svg:height="1.8cm" svg:x="14.7cm" svg:y="4.4cm">
            <text:p text:style-name="P1">ドアノブ</text:p>
            <draw:enhanced-geometry svg:viewBox="0 0 21600 21600" draw:glue-points="10800 0 0 10800 10800 21600 21600 10800 ?f40 ?f41" draw:text-areas="0 0 21600 21600" draw:type="rectangular-callout" draw:modifiers="697.738809413936 55649.083842309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13" draw:text-style-name="P1" draw:layer="layout" svg:width="6.5cm" svg:height="1.8cm" svg:x="21.5cm" svg:y="3.2cm">
            <text:p text:style-name="P1">きゅうゆこう</text:p>
            <draw:enhanced-geometry svg:viewBox="0 0 21600 21600" draw:glue-points="10800 0 0 10800 10800 21600 21600 10800 ?f40 ?f41" draw:text-areas="0 0 21600 21600" draw:type="rectangular-callout" draw:modifiers="-4953.94554683895 73279.289283731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13" draw:text-style-name="P1" draw:layer="layout" svg:width="6.5cm" svg:height="1.8cm" svg:x="2.7cm" svg:y="2.8cm">
            <text:p text:style-name="P1">ボンネット</text:p>
            <draw:enhanced-geometry svg:viewBox="0 0 21600 21600" draw:glue-points="10800 0 0 10800 10800 21600 21600 10800 ?f40 ?f41" draw:text-areas="0 0 21600 21600" draw:type="rectangular-callout" draw:modifiers="21340.8398707891 77416.990560799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13" draw:text-style-name="P1" draw:layer="layout" svg:width="6.5cm" svg:height="1.8cm" svg:x="1.9cm" svg:y="5.4cm">
            <text:p text:style-name="P1">ウインカー</text:p>
            <draw:enhanced-geometry svg:viewBox="0 0 21600 21600" draw:glue-points="10800 0 0 10800 10800 21600 21600 10800 ?f40 ?f41" draw:text-areas="0 0 21600 21600" draw:type="rectangular-callout" draw:modifiers="17313.890170743 53298.389783453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13" draw:text-style-name="P1" draw:layer="layout" svg:width="5.6cm" svg:height="1.8cm" svg:x="0.9cm" svg:y="7.6cm">
            <text:p text:style-name="P1">ヘッドライト</text:p>
            <draw:enhanced-geometry svg:viewBox="0 0 21600 21600" draw:glue-points="10800 0 0 10800 10800 21600 21600 10800 ?f40 ?f41" draw:text-areas="0 0 21600 21600" draw:type="rectangular-callout" draw:modifiers="19910.8730583824 32405.996668517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6-25T08:05:18.05</meta:creation-date>
    <meta:print-date>2015-06-25T08:14:44.94</meta:print-date>
    <dc:date>2015-06-25T08:43:56.84</dc:date>
    <meta:editing-duration>PT23M28S</meta:editing-duration>
    <meta:editing-cycles>1</meta:editing-cycles>
    <meta:document-statistic meta:object-count="78"/>
    <meta:generator>LibreOffice/3.4$Win32 LibreOffice_project/340m1$Build-203</meta:generator>
  </office:meta>
</office:document-meta>
</file>